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60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office:value-type="float" office:value="1E-019" calcext:value-type="float">
            <text:p>1.00E-01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9E-019" calcext:value-type="float">
            <text:p>9.00E-019</text:p>
          </table:table-cell>
          <table:table-cell office:value-type="float" office:value="2E-019" calcext:value-type="float">
            <text:p>2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7E-020" calcext:value-type="float">
            <text:p>7.00E-0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float" office:value="8E-019" calcext:value-type="float">
            <text:p>8.00E-019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  <table:table-cell table:number-columns-repeated="13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E-019" calcext:value-type="float">
            <text:p>5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20" calcext:value-type="float">
            <text:p>5.00E-020</text:p>
          </table:table-cell>
          <table:table-cell office:value-type="string" calcext:value-type="string">
            <text:p>NO</text:p>
          </table:table-cell>
          <table:table-cell office:value-type="float" office:value="6E-020" calcext:value-type="float">
            <text:p>6.00E-02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E-019" calcext:value-type="float">
            <text:p>5.00E-01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20" calcext:value-type="float">
            <text:p>5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E-020" calcext:value-type="float">
            <text:p>7.00E-0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2E-020" calcext:value-type="float">
            <text:p>2.00E-020</text:p>
          </table:table-cell>
          <table:table-cell table:number-columns-repeated="12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  <table:table-cell office:value-type="float" office:value="2E-019" calcext:value-type="float">
            <text:p>2.00E-019</text:p>
          </table:table-cell>
          <table:table-cell table:number-columns-repeated="12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float" office:value="4E-019" calcext:value-type="float">
            <text:p>4.00E-019</text:p>
          </table:table-cell>
          <table:table-cell table:number-columns-repeated="12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7E-019" calcext:value-type="float">
            <text:p>7.00E-01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office:value-type="float" office:value="5E-020" calcext:value-type="float">
            <text:p>5.00E-020</text:p>
          </table:table-cell>
          <table:table-cell table:number-columns-repeated="14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1E-018" calcext:value-type="float">
            <text:p>1.00E-018</text:p>
          </table:table-cell>
          <table:table-cell table:number-columns-repeated="14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float" office:value="2E-019" calcext:value-type="float">
            <text:p>2.00E-019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2E-019" calcext:value-type="float">
            <text:p>2.00E-019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6E-020" calcext:value-type="float">
            <text:p>6.00E-020</text:p>
          </table:table-cell>
          <table:table-cell office:value-type="float" office:value="8E-019" calcext:value-type="float">
            <text:p>8.00E-019</text:p>
          </table:table-cell>
          <table:table-cell table:number-columns-repeated="14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6E-019" calcext:value-type="float">
            <text:p>6.00E-019</text:p>
          </table:table-cell>
          <table:table-cell table:number-columns-repeated="14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8E-019" calcext:value-type="float">
            <text:p>8.00E-019</text:p>
          </table:table-cell>
          <table:table-cell table:number-columns-repeated="14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office:value-type="float" office:value="1E-019" calcext:value-type="float">
            <text:p>1.00E-019</text:p>
          </table:table-cell>
          <table:table-cell office:value-type="float" office:value="2E-020" calcext:value-type="float">
            <text:p>2.00E-02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office:value-type="float" office:value="7E-019" calcext:value-type="float">
            <text:p>7.00E-019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  <table:table-cell office:value-type="float" office:value="3E-019" calcext:value-type="float">
            <text:p>3.00E-019</text:p>
          </table:table-cell>
          <table:table-cell office:value-type="float" office:value="9E-020" calcext:value-type="float">
            <text:p>9.00E-020</text:p>
          </table:table-cell>
          <table:table-cell office:value-type="float" office:value="7E-019" calcext:value-type="float">
            <text:p>7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5E-019" calcext:value-type="float">
            <text:p>5.00E-019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4E-019" calcext:value-type="float">
            <text:p>4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E-019" calcext:value-type="float">
            <text:p>4.00E-019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8E-019" calcext:value-type="float">
            <text:p>8.00E-019</text:p>
          </table:table-cell>
          <table:table-cell office:value-type="string" calcext:value-type="string">
            <text:p>NO</text:p>
          </table:table-cell>
          <table:table-cell office:value-type="float" office:value="7E-020" calcext:value-type="float">
            <text:p>7.00E-02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office:value-type="string" calcext:value-type="string">
            <text:p>NO</text:p>
          </table:table-cell>
          <table:table-cell office:value-type="float" office:value="3E-020" calcext:value-type="float">
            <text:p>3.00E-0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E-019" calcext:value-type="float">
            <text:p>8.00E-019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7E-019" calcext:value-type="float">
            <text:p>7.00E-019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19" calcext:value-type="float">
            <text:p>3.00E-019</text:p>
          </table:table-cell>
          <table:table-cell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E-019" calcext:value-type="float">
            <text:p>2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table:number-columns-repeated="15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  <table:table-cell office:value-type="float" office:value="5E-019" calcext:value-type="float">
            <text:p>5.00E-019</text:p>
          </table:table-cell>
          <table:table-cell table:number-columns-repeated="13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8E-019" calcext:value-type="float">
            <text:p>8.00E-019</text:p>
          </table:table-cell>
          <table:table-cell table:number-columns-repeated="12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3E-019" calcext:value-type="float">
            <text:p>3.00E-01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string" calcext:value-type="string">
            <text:p>NO</text:p>
          </table:table-cell>
          <table:table-cell office:value-type="float" office:value="1E-019" calcext:value-type="float">
            <text:p>1.00E-0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9E-019" calcext:value-type="float">
            <text:p>9.00E-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20" calcext:value-type="float">
            <text:p>2.00E-020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8E-020" calcext:value-type="float">
            <text:p>8.00E-02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1E-018" calcext:value-type="float">
            <text:p>1.00E-018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6E-019" calcext:value-type="float">
            <text:p>6.00E-019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table:number-columns-repeated="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E-018" calcext:value-type="float">
            <text:p>1.00E-018</text:p>
          </table:table-cell>
          <table:table-cell office:value-type="float" office:value="4E-019" calcext:value-type="float">
            <text:p>4.00E-01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9E-020" calcext:value-type="float">
            <text:p>9.00E-020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0:49:39.532030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53:12.083898047</dc:date>
    <meta:generator>LibreOffice/4.2.4.2$Linux_X86_64 LibreOffice_project/420m0$Build-2</meta:generator>
    <meta:editing-duration>PT3M21S</meta:editing-duration>
    <meta:editing-cycles>2</meta:editing-cycles>
    <meta:document-statistic meta:table-count="1" meta:cell-count="819" meta:object-count="0"/>
  </office:meta>
</office:document-meta>
</file>